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67.8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Fri Nov 27 16:33:10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102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1nnrepulsion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 table:number-columns-repeated="2"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4499951">
            <text:p>0</text:p>
          </table:table-cell>
          <table:table-cell office:value-type="float" office:value="4635850">
            <text:p>4635850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769755">
            <text:p>0.01</text:p>
          </table:table-cell>
          <table:table-cell office:value-type="float" office:value="5944002">
            <text:p>5944002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6045543">
            <text:p>0.01</text:p>
          </table:table-cell>
          <table:table-cell office:value-type="float" office:value="6228118">
            <text:p>6228118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764112">
            <text:p>0.01</text:p>
          </table:table-cell>
          <table:table-cell office:value-type="float" office:value="12119388">
            <text:p>12119388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52854">
            <text:p>0.01</text:p>
          </table:table-cell>
          <table:table-cell office:value-type="float" office:value="6029610">
            <text:p>6029610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88058">
            <text:p>0.01</text:p>
          </table:table-cell>
          <table:table-cell office:value-type="float" office:value="6058174">
            <text:p>6058174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732426">
            <text:p>0.01</text:p>
          </table:table-cell>
          <table:table-cell office:value-type="float" office:value="12086746">
            <text:p>12086746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872941">
            <text:p>0.01</text:p>
          </table:table-cell>
          <table:table-cell office:value-type="float" office:value="6050304">
            <text:p>6050304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74107">
            <text:p>0.01</text:p>
          </table:table-cell>
          <table:table-cell office:value-type="float" office:value="12095650">
            <text:p>12095650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735622">
            <text:p>0.01</text:p>
          </table:table-cell>
          <table:table-cell office:value-type="float" office:value="12090038">
            <text:p>12090038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69076">
            <text:p>0.01</text:p>
          </table:table-cell>
          <table:table-cell office:value-type="float" office:value="6046322">
            <text:p>6046322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869449">
            <text:p>0.01</text:p>
          </table:table-cell>
          <table:table-cell office:value-type="float" office:value="6046706">
            <text:p>6046706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733131">
            <text:p>0.01</text:p>
          </table:table-cell>
          <table:table-cell office:value-type="float" office:value="12087472">
            <text:p>12087472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730643">
            <text:p>0.01</text:p>
          </table:table-cell>
          <table:table-cell office:value-type="float" office:value="12084908">
            <text:p>12084908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868422">
            <text:p>0.01</text:p>
          </table:table-cell>
          <table:table-cell office:value-type="float" office:value="6045648">
            <text:p>6045648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738693">
            <text:p>0.01</text:p>
          </table:table-cell>
          <table:table-cell office:value-type="float" office:value="12093202">
            <text:p>12093202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735929">
            <text:p>0.01</text:p>
          </table:table-cell>
          <table:table-cell office:value-type="float" office:value="12090354">
            <text:p>12090354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735339">
            <text:p>0.01</text:p>
          </table:table-cell>
          <table:table-cell office:value-type="float" office:value="12089746">
            <text:p>12089746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70336">
            <text:p>0.01</text:p>
          </table:table-cell>
          <table:table-cell office:value-type="float" office:value="6047620">
            <text:p>6047620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614597">
            <text:p>0.02</text:p>
          </table:table-cell>
          <table:table-cell office:value-type="float" office:value="18146558">
            <text:p>18146558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734515">
            <text:p>0.01</text:p>
          </table:table-cell>
          <table:table-cell office:value-type="float" office:value="12088898">
            <text:p>12088898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738138">
            <text:p>0.01</text:p>
          </table:table-cell>
          <table:table-cell office:value-type="float" office:value="12092630">
            <text:p>12092630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749192">
            <text:p>0.01</text:p>
          </table:table-cell>
          <table:table-cell office:value-type="float" office:value="12104018">
            <text:p>12104018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42044">
            <text:p>0.01</text:p>
          </table:table-cell>
          <table:table-cell office:value-type="float" office:value="12096654">
            <text:p>12096654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875634">
            <text:p>0.01</text:p>
          </table:table-cell>
          <table:table-cell office:value-type="float" office:value="6053078">
            <text:p>6053078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38868">
            <text:p>0.01</text:p>
          </table:table-cell>
          <table:table-cell office:value-type="float" office:value="12093382">
            <text:p>12093382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37535">
            <text:p>0.01</text:p>
          </table:table-cell>
          <table:table-cell office:value-type="float" office:value="12092008">
            <text:p>12092008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83766">
            <text:p>0.01</text:p>
          </table:table-cell>
          <table:table-cell office:value-type="float" office:value="6061456">
            <text:p>6061456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58919">
            <text:p>0.01</text:p>
          </table:table-cell>
          <table:table-cell office:value-type="float" office:value="12114038">
            <text:p>12114038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47094">
            <text:p>0.01</text:p>
          </table:table-cell>
          <table:table-cell office:value-type="float" office:value="12101856">
            <text:p>12101856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66325">
            <text:p>0.01</text:p>
          </table:table-cell>
          <table:table-cell office:value-type="float" office:value="6043488">
            <text:p>6043488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44529">
            <text:p>0.01</text:p>
          </table:table-cell>
          <table:table-cell office:value-type="float" office:value="12099214">
            <text:p>1209921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48916">
            <text:p>0.02</text:p>
          </table:table-cell>
          <table:table-cell office:value-type="float" office:value="24198534">
            <text:p>24198534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9437">
            <text:p>0.01</text:p>
          </table:table-cell>
          <table:table-cell office:value-type="float" office:value="12093968">
            <text:p>12093968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41165">
            <text:p>0.01</text:p>
          </table:table-cell>
          <table:table-cell office:value-type="float" office:value="12095748">
            <text:p>12095748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79266">
            <text:p>0.01</text:p>
          </table:table-cell>
          <table:table-cell office:value-type="float" office:value="6056820">
            <text:p>6056820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745812">
            <text:p>0.01</text:p>
          </table:table-cell>
          <table:table-cell office:value-type="float" office:value="12100536">
            <text:p>12100536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87808">
            <text:p>0.01</text:p>
          </table:table-cell>
          <table:table-cell office:value-type="float" office:value="6055598">
            <text:p>6055598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47726">
            <text:p>0.01</text:p>
          </table:table-cell>
          <table:table-cell office:value-type="float" office:value="12102508">
            <text:p>12102508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56401">
            <text:p>0.01</text:p>
          </table:table-cell>
          <table:table-cell office:value-type="float" office:value="12111444">
            <text:p>12111444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38949">
            <text:p>0.01</text:p>
          </table:table-cell>
          <table:table-cell office:value-type="float" office:value="12093466">
            <text:p>12093466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40578">
            <text:p>0.01</text:p>
          </table:table-cell>
          <table:table-cell office:value-type="float" office:value="12095144">
            <text:p>12095144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76041">
            <text:p>0.01</text:p>
          </table:table-cell>
          <table:table-cell office:value-type="float" office:value="6053498">
            <text:p>6053498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56315">
            <text:p>0.01</text:p>
          </table:table-cell>
          <table:table-cell office:value-type="float" office:value="12111356">
            <text:p>12111356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73601">
            <text:p>0.01</text:p>
          </table:table-cell>
          <table:table-cell office:value-type="float" office:value="12090438">
            <text:p>12090438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740714">
            <text:p>0.01</text:p>
          </table:table-cell>
          <table:table-cell office:value-type="float" office:value="12095284">
            <text:p>12095284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494998">
            <text:p>0.02</text:p>
          </table:table-cell>
          <table:table-cell office:value-type="float" office:value="24204546">
            <text:p>24204546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750409">
            <text:p>0.01</text:p>
          </table:table-cell>
          <table:table-cell office:value-type="float" office:value="12105272">
            <text:p>12105272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87365">
            <text:p>0.01</text:p>
          </table:table-cell>
          <table:table-cell office:value-type="float" office:value="6051034">
            <text:p>6051034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20351">
            <text:p>0.02</text:p>
          </table:table-cell>
          <table:table-cell office:value-type="float" office:value="18152486">
            <text:p>18152486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74379">
            <text:p>0.01</text:p>
          </table:table-cell>
          <table:table-cell office:value-type="float" office:value="12098452">
            <text:p>12098452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748057">
            <text:p>0.01</text:p>
          </table:table-cell>
          <table:table-cell office:value-type="float" office:value="12102848">
            <text:p>12102848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734657">
            <text:p>0.01</text:p>
          </table:table-cell>
          <table:table-cell office:value-type="float" office:value="12089044">
            <text:p>1208904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56931">
            <text:p>0.01</text:p>
          </table:table-cell>
          <table:table-cell office:value-type="float" office:value="12111990">
            <text:p>12111990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747065">
            <text:p>0.01</text:p>
          </table:table-cell>
          <table:table-cell office:value-type="float" office:value="12101826">
            <text:p>12101826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618986">
            <text:p>0.02</text:p>
          </table:table-cell>
          <table:table-cell office:value-type="float" office:value="18151080">
            <text:p>18151080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746715">
            <text:p>0.01</text:p>
          </table:table-cell>
          <table:table-cell office:value-type="float" office:value="12101466">
            <text:p>12101466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5714">
            <text:p>0.01</text:p>
          </table:table-cell>
          <table:table-cell office:value-type="float" office:value="12112206">
            <text:p>12112206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7453">
            <text:p>0.01</text:p>
          </table:table-cell>
          <table:table-cell office:value-type="float" office:value="12100008">
            <text:p>12100008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753026">
            <text:p>0.01</text:p>
          </table:table-cell>
          <table:table-cell office:value-type="float" office:value="12107968">
            <text:p>12107968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755262">
            <text:p>0.01</text:p>
          </table:table-cell>
          <table:table-cell office:value-type="float" office:value="12110270">
            <text:p>12110270</text:p>
          </table:table-cell>
          <table:table-cell>
            <draw:frame table:end-cell-address="Sheet1.H107" table:end-x="19.94mm" table:end-y="0.54mm" draw:z-index="0" draw:style-name="gr1" svg:width="160.69mm" svg:height="144.33mm" svg:x="4.98mm" svg:y="0.8mm">
              <draw:object draw:notify-on-update-of-ranges="Sheet1.A13:Sheet1.A104 Sheet1.B13:Sheet1.B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48808">
            <text:p>0.01</text:p>
          </table:table-cell>
          <table:table-cell office:value-type="float" office:value="12103622">
            <text:p>12103622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73625">
            <text:p>0.01</text:p>
          </table:table-cell>
          <table:table-cell office:value-type="float" office:value="6051008">
            <text:p>6051008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39167">
            <text:p>0.01</text:p>
          </table:table-cell>
          <table:table-cell office:value-type="float" office:value="12093690">
            <text:p>12093690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63027">
            <text:p>0.02</text:p>
          </table:table-cell>
          <table:table-cell office:value-type="float" office:value="18162704">
            <text:p>18162704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743048">
            <text:p>0.01</text:p>
          </table:table-cell>
          <table:table-cell office:value-type="float" office:value="12097688">
            <text:p>12097688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38432">
            <text:p>0.01</text:p>
          </table:table-cell>
          <table:table-cell office:value-type="float" office:value="12092932">
            <text:p>12092932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51999">
            <text:p>0.01</text:p>
          </table:table-cell>
          <table:table-cell office:value-type="float" office:value="12106910">
            <text:p>12106910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753325">
            <text:p>0.01</text:p>
          </table:table-cell>
          <table:table-cell office:value-type="float" office:value="12108276">
            <text:p>12108276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91267">
            <text:p>0.02</text:p>
          </table:table-cell>
          <table:table-cell office:value-type="float" office:value="24200704">
            <text:p>24200704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743172">
            <text:p>0.01</text:p>
          </table:table-cell>
          <table:table-cell office:value-type="float" office:value="12097816">
            <text:p>12097816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42033">
            <text:p>0.01</text:p>
          </table:table-cell>
          <table:table-cell office:value-type="float" office:value="12096642">
            <text:p>12096642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878676">
            <text:p>0.01</text:p>
          </table:table-cell>
          <table:table-cell office:value-type="float" office:value="6056212">
            <text:p>6056212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745952">
            <text:p>0.01</text:p>
          </table:table-cell>
          <table:table-cell office:value-type="float" office:value="12100680">
            <text:p>1210068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738208">
            <text:p>0.01</text:p>
          </table:table-cell>
          <table:table-cell office:value-type="float" office:value="12092702">
            <text:p>12092702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46952">
            <text:p>0.01</text:p>
          </table:table-cell>
          <table:table-cell office:value-type="float" office:value="12101710">
            <text:p>12101710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51109">
            <text:p>0.01</text:p>
          </table:table-cell>
          <table:table-cell office:value-type="float" office:value="12105992">
            <text:p>12105992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78486">
            <text:p>0.01</text:p>
          </table:table-cell>
          <table:table-cell office:value-type="float" office:value="6056016">
            <text:p>6056016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44669">
            <text:p>0.01</text:p>
          </table:table-cell>
          <table:table-cell office:value-type="float" office:value="12099358">
            <text:p>12099358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502488">
            <text:p>0.02</text:p>
          </table:table-cell>
          <table:table-cell office:value-type="float" office:value="24212262">
            <text:p>24212262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752213">
            <text:p>0.01</text:p>
          </table:table-cell>
          <table:table-cell office:value-type="float" office:value="12107130">
            <text:p>12107130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40763">
            <text:p>0</text:p>
          </table:table-cell>
          <table:table-cell office:value-type="float" office:value="3029574">
            <text:p>3029574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618205">
            <text:p>0.02</text:p>
          </table:table-cell>
          <table:table-cell office:value-type="float" office:value="18150276">
            <text:p>18150276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71421">
            <text:p>0.01</text:p>
          </table:table-cell>
          <table:table-cell office:value-type="float" office:value="6048738">
            <text:p>6048738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740573">
            <text:p>0.01</text:p>
          </table:table-cell>
          <table:table-cell office:value-type="float" office:value="12095138">
            <text:p>12095138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49924">
            <text:p>0.01</text:p>
          </table:table-cell>
          <table:table-cell office:value-type="float" office:value="12104772">
            <text:p>1210477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46325">
            <text:p>0.01</text:p>
          </table:table-cell>
          <table:table-cell office:value-type="float" office:value="12101064">
            <text:p>12101064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876067">
            <text:p>0.01</text:p>
          </table:table-cell>
          <table:table-cell office:value-type="float" office:value="6053524">
            <text:p>6053524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869346">
            <text:p>0.01</text:p>
          </table:table-cell>
          <table:table-cell office:value-type="float" office:value="6046600">
            <text:p>6046600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759493">
            <text:p>0.01</text:p>
          </table:table-cell>
          <table:table-cell office:value-type="float" office:value="12114630">
            <text:p>12114630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67987">
            <text:p>0.01</text:p>
          </table:table-cell>
          <table:table-cell office:value-type="float" office:value="6045200">
            <text:p>6045200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76971">
            <text:p>0.01</text:p>
          </table:table-cell>
          <table:table-cell office:value-type="float" office:value="6054456">
            <text:p>60544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11/27/2009</text:date>, <text:time>16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7T16:41:14</dc:date>
    <dc:creator>Arthur Gordon-Wright</dc:creator>
    <meta:document-statistic meta:table-count="1" meta:cell-count="291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7cm" svg:height="14.434cm" chart:class="chart:scatter" chart:style-name="ch1">
        <chart:plot-area chart:style-name="ch2" table:cell-range-address="Sheet1.A13:Sheet1.B104" svg:x="0.321cm" svg:y="0.288cm" svg:width="15.428cm" svg:height="13.85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Sheet1.A13:Sheet1.A104">0.7071068</text:p>
              </table:table-cell>
              <table:table-cell office:value-type="float" office:value="0.004499951">
                <text:p text:id="Sheet1.B13:Sheet1.B104">0.00449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769755">
                <text:p>0.005769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6045543">
                <text:p>0.006045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764112">
                <text:p>0.011764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52854">
                <text:p>0.005852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88058">
                <text:p>0.00588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732426">
                <text:p>0.011732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872941">
                <text:p>0.00587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74107">
                <text:p>0.01174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735622">
                <text:p>0.011735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69076">
                <text:p>0.005869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869449">
                <text:p>0.005869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733131">
                <text:p>0.011733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730643">
                <text:p>0.011730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868422">
                <text:p>0.005868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738693">
                <text:p>0.011738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735929">
                <text:p>0.011735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735339">
                <text:p>0.011735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05870336">
                <text:p>0.005870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614597">
                <text:p>0.017614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734515">
                <text:p>0.011734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738138">
                <text:p>0.011738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749192">
                <text:p>0.011749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42044">
                <text:p>0.011742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875634">
                <text:p>0.005875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38868">
                <text:p>0.011738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37535">
                <text:p>0.011737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83766">
                <text:p>0.0058837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58919">
                <text:p>0.011758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47094">
                <text:p>0.011747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66325">
                <text:p>0.005866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44529">
                <text:p>0.011744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48916">
                <text:p>0.02348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9437">
                <text:p>0.011739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41165">
                <text:p>0.01174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79266">
                <text:p>0.005879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745812">
                <text:p>0.011745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87808">
                <text:p>0.00587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47726">
                <text:p>0.011747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56401">
                <text:p>0.0117564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38949">
                <text:p>0.011738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40578">
                <text:p>0.011740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76041">
                <text:p>0.005876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56315">
                <text:p>0.011756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73601">
                <text:p>0.01173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740714">
                <text:p>0.011740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494998">
                <text:p>0.023494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750409">
                <text:p>0.011750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87365">
                <text:p>0.00587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20351">
                <text:p>0.017620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74379">
                <text:p>0.011743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748057">
                <text:p>0.011748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734657">
                <text:p>0.011734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56931">
                <text:p>0.0117569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747065">
                <text:p>0.011747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618986">
                <text:p>0.017618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746715">
                <text:p>0.011746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5714">
                <text:p>0.01175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7453">
                <text:p>0.0117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753026">
                <text:p>0.011753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755262">
                <text:p>0.011755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48808">
                <text:p>0.011748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05873625">
                <text:p>0.005873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39167">
                <text:p>0.011739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63027">
                <text:p>0.01763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743048">
                <text:p>0.011743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38432">
                <text:p>0.0117384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51999">
                <text:p>0.011751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753325">
                <text:p>0.011753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91267">
                <text:p>0.0234912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743172">
                <text:p>0.011743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42033">
                <text:p>0.011742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878676">
                <text:p>0.0058786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745952">
                <text:p>0.011745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738208">
                <text:p>0.011738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46952">
                <text:p>0.011746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51109">
                <text:p>0.011751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78486">
                <text:p>0.005878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44669">
                <text:p>0.0117446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502488">
                <text:p>0.023502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752213">
                <text:p>0.011752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40763">
                <text:p>0.002940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618205">
                <text:p>0.017618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71421">
                <text:p>0.005871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740573">
                <text:p>0.011740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49924">
                <text:p>0.011749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46325">
                <text:p>0.011746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876067">
                <text:p>0.005876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869346">
                <text:p>0.005869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759493">
                <text:p>0.0117594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67987">
                <text:p>0.005867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76971">
                <text:p>0.005876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